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25f2" officeooo:paragraph-rsid="000925f2"/>
    </style:style>
    <style:style style:name="P2" style:family="paragraph" style:parent-style-name="Standard" style:list-style-name="L1">
      <style:text-properties officeooo:paragraph-rsid="000925f2"/>
    </style:style>
    <style:style style:name="P3" style:family="paragraph" style:parent-style-name="Standard" style:list-style-name="L1">
      <style:text-properties style:text-position="0% 100%" officeooo:rsid="000925f2" officeooo:paragraph-rsid="000925f2"/>
    </style:style>
    <style:style style:name="P4" style:family="paragraph" style:parent-style-name="Standard">
      <style:text-properties style:text-position="0% 100%" officeooo:rsid="000925f2" officeooo:paragraph-rsid="000925f2"/>
    </style:style>
    <style:style style:name="P5" style:family="paragraph" style:parent-style-name="Standard" style:list-style-name="L2">
      <style:text-properties style:text-position="0% 100%" officeooo:rsid="000925f2" officeooo:paragraph-rsid="000925f2"/>
    </style:style>
    <style:style style:name="P6" style:family="paragraph" style:parent-style-name="Standard">
      <style:text-properties style:text-position="0% 100%" fo:font-weight="bold" officeooo:rsid="000925f2" officeooo:paragraph-rsid="000925f2" style:font-weight-asian="bold" style:font-weight-complex="bold"/>
    </style:style>
    <style:style style:name="P7" style:family="paragraph" style:parent-style-name="Standard">
      <style:text-properties fo:font-weight="bold" officeooo:rsid="000925f2" officeooo:paragraph-rsid="000925f2" style:font-weight-asian="bold" style:font-weight-complex="bold"/>
    </style:style>
    <style:style style:name="P8" style:family="paragraph" style:parent-style-name="Standard">
      <style:text-properties officeooo:paragraph-rsid="000925f2"/>
    </style:style>
    <style:style style:name="P9" style:family="paragraph" style:parent-style-name="Standard" style:list-style-name="L2">
      <style:text-properties officeooo:paragraph-rsid="000925f2"/>
    </style:style>
    <style:style style:name="T1" style:family="text">
      <style:text-properties officeooo:rsid="000925f2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925f2"/>
    </style:style>
    <style:style style:name="T4" style:family="text">
      <style:text-properties style:text-position="super 58%" fo:font-weight="normal" officeooo:rsid="000925f2" style:font-weight-asian="normal" style:font-weight-complex="normal"/>
    </style:style>
    <style:style style:name="T5" style:family="text">
      <style:text-properties style:text-position="0% 100%" fo:font-weight="normal" officeooo:rsid="000925f2" style:font-weight-asian="normal" style:font-weight-complex="normal"/>
    </style:style>
    <style:style style:name="T6" style:family="text">
      <style:text-properties style:text-position="0% 100%" fo:font-weight="bold" officeooo:rsid="000925f2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lgorytm BubbleSort</text:p>
      <text:p text:style-name="P1">Złożoność przed ulepszeniem:</text:p>
      <text:list xml:id="list1858275598" text:style-name="L1">
        <text:list-item>
          <text:p text:style-name="P2"><text:span text:style-name="T1">pesymistyczny przypadek – n</text:span><text:span text:style-name="T3">2</text:span></text:p>
        </text:list-item>
        <text:list-item>
          <text:p text:style-name="P3">typowy przypadek -n<text:span text:style-name="T2">2</text:span></text:p>
        </text:list-item>
        <text:list-item>
          <text:p text:style-name="P3">optymistyczny przypadek -n<text:span text:style-name="T2">2</text:span></text:p>
        </text:list-item>
      </text:list>
      <text:p text:style-name="P4">Złożoność po ulepszeniu:</text:p>
      <text:list xml:id="list50562390" text:style-name="L2">
        <text:list-item>
          <text:p text:style-name="P5">pesymistyczny przypadek: n<text:span text:style-name="T2">2</text:span>/2</text:p>
        </text:list-item>
        <text:list-item>
          <text:p text:style-name="P5">typowy przypadek: n<text:span text:style-name="T2">2</text:span>/2</text:p>
        </text:list-item>
        <text:list-item>
          <text:p text:style-name="P5">optymistyczny przypadek: n<text:span text:style-name="T2">2</text:span>/2</text:p>
        </text:list-item>
      </text:list>
      <text:p text:style-name="P6"/>
      <text:p text:style-name="P8"><text:span text:style-name="T6">Algorytm MergeSort</text:span></text:p>
      <text:p text:style-name="P8"><text:span text:style-name="T5">Złożoność:</text:span></text:p>
      <text:list xml:id="list153856954651405" text:continue-numbering="true" text:style-name="L2">
        <text:list-item>
          <text:p text:style-name="P5">pesymistyczny przypadek: nlogn</text:p>
        </text:list-item>
        <text:list-item>
          <text:p text:style-name="P5">typowy przypadek: nlogn</text:p>
        </text:list-item>
        <text:list-item>
          <text:p text:style-name="P9"><text:span text:style-name="T5">optymistyczny przypadek: nlogn<text:line-break/></text:span></text:p>
        </text:list-item>
      </text:list>
      <text:list xml:id="list153855886701424" text:continue-list="list1858275598" text:style-name="L1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5:08:11.843465538</meta:creation-date>
    <dc:date>2019-10-29T15:38:54.862640666</dc:date>
    <meta:editing-duration>PT22S</meta:editing-duration>
    <meta:editing-cycles>1</meta:editing-cycles>
    <meta:document-statistic meta:table-count="0" meta:image-count="0" meta:object-count="0" meta:page-count="1" meta:paragraph-count="15" meta:word-count="48" meta:character-count="348" meta:non-whitespace-character-count="322"/>
    <meta:generator>LibreOffice/6.0.7.3$Linux_X86_64 LibreOffice_project/00m0$Build-3</meta:generator>
  </office:meta>
</office:document-meta>
</file>